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Symbol" svg:font-family="Symbol" style:font-family-generic="roman" style:font-pitch="variable" style:font-charset="x-symbol"/>
    <style:font-face style:name="OpenSymbol" svg:font-family="OpenSymbol, 'Arial Unicode MS'"/>
    <style:font-face style:name="SimSun" svg:font-family="SimSun, 宋体"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Heading_20_3">
      <style:text-properties fo:language="en" fo:country="US"/>
    </style:style>
    <style:style style:name="P3" style:family="paragraph" style:parent-style-name="Standard">
      <style:text-properties fo:language="en" fo:country="US"/>
    </style:style>
    <style:style style:name="P4" style:family="paragraph" style:parent-style-name="Standard" style:list-style-name="WW8Num3">
      <style:text-properties fo:language="en" fo:country="US"/>
    </style:style>
    <style:style style:name="P5" style:family="paragraph" style:parent-style-name="Standard" style:list-style-name="WW8Num4">
      <style:text-properties fo:language="en" fo:country="US"/>
    </style:style>
    <style:style style:name="P6" style:family="paragraph" style:parent-style-name="Standard" style:list-style-name="WW8Num3"/>
    <style:style style:name="P7" style:family="paragraph" style:parent-style-name="Text_20_body" style:list-style-name="WW8Num5"/>
    <style:style style:name="P8" style:family="paragraph" style:parent-style-name="Text_20_body">
      <style:text-properties fo:language="en" fo:country="US"/>
    </style:style>
    <style:style style:name="P9" style:family="paragraph" style:parent-style-name="Text_20_body" style:list-style-name="WW8Num5">
      <style:text-properties fo:language="en" fo:country="US"/>
    </style:style>
    <style:style style:name="P10" style:family="paragraph" style:parent-style-name="Text_20_body" style:list-style-name="WW8Num4"/>
    <style:style style:name="P11" style:family="paragraph" style:parent-style-name="Text_20_body" style:list-style-name="WW8Num2">
      <style:text-properties fo:font-weight="bold" style:font-weight-asian="bold" style:font-weight-complex="bold"/>
    </style:style>
    <style:style style:name="P12" style:family="paragraph" style:parent-style-name="Title" style:master-page-name="Standard">
      <style:paragraph-properties fo:margin-top="0.423cm" fo:margin-bottom="0.212cm" loext:contextual-spacing="false" style:page-number="auto"/>
      <style:text-properties fo:language="en" fo:country="US"/>
    </style:style>
    <style:style style:name="T1" style:family="text">
      <style:text-properties fo:language="en" fo:country="US"/>
    </style:style>
    <style:style style:name="T2" style:family="text">
      <style:text-properties fo:language="en" fo:country="US"/>
    </style:style>
    <style:style style:name="T3" style:family="text">
      <style:text-properties fo:language="de" fo:country="DE"/>
    </style:style>
    <number:date-style style:name="N107">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SIDBlaster TicTac – Crib Sheet </text:p>
      <text:h text:style-name="P1" text:outline-level="1">1. Introduction</text:h>
      <text:p text:style-name="P3">The SIDBlaster TicTac comprises premium “open-source“ hardware for using a genuine „SID“-sound chip for C64 emulation, playback of SID tunes and music production as a little box on the USB port of a personal computer.</text:p>
      <text:p text:style-name="P3"/>
      <text:p text:style-name="P3">SIDBlaster TicTac is based upon “SIDBlaster-USB“, and is 100% compatible with it.</text:p>
      <text:p text:style-name="P3"/>
      <text:p text:style-name="P3">The following improvements were made: </text:p>
      <text:list xml:id="list1824200655" text:style-name="WW8Num3">
        <text:list-item>
          <text:p text:style-name="P4">Good value universal current supply 9V or 12V</text:p>
        </text:list-item>
        <text:list-item>
          <text:p text:style-name="P4">Original 64-audio wiring </text:p>
        </text:list-item>
        <text:list-item>
          <text:p text:style-name="P4">Optional connection facility for two Paddles.</text:p>
        </text:list-item>
        <text:list-item>
          <text:p text:style-name="P4">Switchable filter capacitors </text:p>
        </text:list-item>
        <text:list-item>
          <text:p text:style-name="P4">Switchable capacitors for Paddle</text:p>
        </text:list-item>
        <text:list-item>
          <text:p text:style-name="P4">Precisely fitting printed circuit board for assembly into a TicTac candy box</text:p>
        </text:list-item>
        <text:list-item>
          <text:p text:style-name="P4">Audio-In</text:p>
        </text:list-item>
        <text:list-item>
          <text:p text:style-name="P4">Professional 6,3mm mono audio jack sockets </text:p>
        </text:list-item>
        <text:list-item>
          <text:p text:style-name="P4">Cozy blue power LED</text:p>
        </text:list-item>
        <text:list-item>
          <text:p text:style-name="P6"><text:span text:style-name="T1">(Rev.1.2:) </text:span><text:span text:style-name="T1">red </text:span><text:span text:style-name="T1">TX/RX-LED</text:span></text:p>
        </text:list-item>
      </text:list>
      <text:h text:style-name="P1" text:outline-level="1">2. Operating and safety information:</text:h>
      <text:list xml:id="list2092474540" text:style-name="WW8Num4">
        <text:list-item>
          <text:p text:style-name="P5">The SID chip produces heat, leave the flap of the TicTac candy box open when using it</text:p>
        </text:list-item>
        <text:list-item>
          <text:p text:style-name="P5">Only connect the SIDBlaster with the USB cable if you really need it, unplug it if you don't need it. </text:p>
        </text:list-item>
      </text:list>
      <text:h text:style-name="P1" text:outline-level="1">3. Connection and initial operation </text:h>
      <text:list xml:id="list1697910202" text:style-name="WW8Num5">
        <text:list-item>
          <text:p text:style-name="P9">connect your SIDBlaster to a free port of your Windows computer, USB hubs cause problems</text:p>
        </text:list-item>
        <text:list-item>
          <text:p text:style-name="P7"><text:span text:style-name="T1">Connect the Audio-Out (at the front of the box) an amplifier or mixer console using an unsymmetric</text:span><text:span text:style-name="T1">al</text:span><text:span text:style-name="T1"> (mono) cable. The second audio jack (at the back of the box) is an Audio-In.</text:span></text:p>
        </text:list-item>
        <text:list-item>
          <text:p text:style-name="P7"><text:span text:style-name="T1">The SIDBlaster is recognized as an “USB Serial Converter” with the USB controller. It may be recognized as a COMx: device with ports <text:s/>(device manager). In this case, you can deactivate VCP in “Expanded”. With older versions of Windows, installation of a driver by FTDI may be necessary, available at <text:s/></text:span><text:a xlink:type="simple" xlink:href="http://www.ftdichip.com/Drivers/D2XX.htm" text:style-name="Internet_20_link" text:visited-style-name="Visited_20_Internet_20_Link"><text:span text:style-name="Internet_20_link"><text:span text:style-name="T1">http://www.ftdichip.com/Drivers/D2XX.htm</text:span></text:span></text:a></text:p>
        </text:list-item>
      </text:list>
      <text:h text:style-name="P1" text:outline-level="1">4. Change of SID-Chip:</text:h>
      <text:h text:style-name="Heading_20_3" text:outline-level="3"><text:bookmark text:name="result_box1"/>4.1 Voltage jumper </text:h>
      <text:p text:style-name="P8">Plug the jumpers as indicated on the circuit board: for the old SID chip (6581) J1 must be open (12 V), for the new one (8580) it must be closed (9V). If you have the possibility, check the voltage at the SID chip socket with a multimeter.</text:p>
      <text:h text:style-name="P2" text:outline-level="3"/>
      <text:h text:style-name="Heading_20_3" text:outline-level="3"><text:bookmark text:name="result_box2"/>4.2 Other jumpers</text:h>
      <text:p text:style-name="P8">JP2 &amp; JP3 (blue) are for switching the filter capacitors.</text:p>
      <text:p text:style-name="P8"><text:soft-page-break/>JP4 &amp; JP5 (green) for the paddle capacitors</text:p>
      <text:p text:style-name="P8">For the 6581, place all jumpers on the left side (1-2)</text:p>
      <text:p text:style-name="P8">For the 8580, place all jumpers on the right side (2-3) </text:p>
      <text:p text:style-name="P8">JP6 (white) (from Rev. 1.2 on) experimental, connects USB shield with mass; you may try it to counteract interfering noise.</text:p>
      <text:h text:style-name="P1" text:outline-level="1"/>
      <text:h text:style-name="P1" text:outline-level="1">5. Software</text:h>
      <text:p text:style-name="P8">Download the hardsid.dll from </text:p>
      <text:p text:style-name="Text_20_body"><text:a xlink:type="simple" xlink:href="https://github.com/gh0stless/SIDBlaster-USB-Tic-Tac-Edition" text:style-name="Internet_20_link" text:visited-style-name="Visited_20_Internet_20_Link"><text:span text:style-name="Internet_20_link"><text:span text:style-name="T3">https://github.com/gh0stless/SIDBlaster-USB-Tic-Tac-Edition</text:span></text:span></text:a> </text:p>
      <text:p text:style-name="P8">Copy the suitable DLL (32bit or 64bit) in the program folder of the program you want to use (64bit is only needed for the 64bit version of Vice)</text:p>
      <text:h text:style-name="P2" text:outline-level="3">5.1 hardsid.dll</text:h>
      <text:p text:style-name="Text_20_body"><text:span text:style-name="T1">Is the “driver” o</text:span><text:span text:style-name="T1">f</text:span><text:span text:style-name="T1"> the SIDBlaster, so to say. It comprises a reprogrammed DLL of the Hardsid, thus, software programmed for the Hardsid becomes compatible for the SIDBlaster. The source cod</text:span><text:span text:style-name="T1">e</text:span><text:span text:style-name="T1"> is availabl</text:span><text:span text:style-name="T1">e</text:span><text:span text:style-name="T1"> on request.</text:span></text:p>
      <text:h text:style-name="P2" text:outline-level="3">5.2 Vice64</text:h>
      <text:p text:style-name="P3"><text:bookmark text:name="result_box"/>The famous C64 emulator supports up to 3 SIDBlasters. In the simplest case, you now have a C64 with original sound. But you can also use the SIDBlaster with Vice64 as a MIDI expander, by activating the MIDI emulation, and load a synthesizer program like Station64. </text:p>
      <text:p text:style-name="P8"/>
      <text:h text:style-name="P2" text:outline-level="3">5.3 Acid64</text:h>
      <text:p text:style-name="P8">Best SIDBlaster support, if you have several devices you can even play stereo and 3SID tunes.</text:p>
      <text:h text:style-name="P2" text:outline-level="3">5.4 SidPlay2</text:h>
      <text:p text:style-name="P8">Good SID player; suitable as a jukebox because of playlists </text:p>
      <text:h text:style-name="P2" text:outline-level="3">5.5 Goatracker</text:h>
      <text:p text:style-name="P8">Tracker. Support still not perfect </text:p>
      <text:h text:style-name="P2" text:outline-level="3">5.6 AIASS</text:h>
      <text:p text:style-name="P8">A Max/MSP-extension to make a SID synthesizer available in Max/MSP or Max4Live. A VST is also available.</text:p>
      <text:list xml:id="list2916167851" text:style-name="WW8Num2">
        <text:list-item>
          <text:list>
            <text:list-item>
              <text:list>
                <text:list-item>
                  <text:p text:style-name="P11">5.7 Cloando‘s C64 Forever</text:p>
                </text:list-item>
              </text:list>
            </text:list-item>
          </text:list>
        </text:list-item>
      </text:list>
      <text:list xml:id="list234052594828839" text:continue-list="list2092474540" text:style-name="WW8Num4">
        <text:list-item>
          <text:p text:style-name="P10">Also compatible. <text:span text:style-name="T1">Just copy the hardsid.dll in the file of Vice. Then, enter"-sidenginemodel hardsid" in the option „custom parameters“. <text:s/></text:span></text:p>
        </text:list-item>
      </text:list>
      <text:p text:style-name="P8"/>
      <text:p text:style-name="P8"/>
      <text:p text:style-name="P8"/>
      <text:h text:style-name="Heading_20_1" text:outline-level="1"><text:soft-page-break/>6. Contact</text:h>
      <text:p text:style-name="Standard"/>
      <text:p text:style-name="Standard"><text:span text:style-name="Internet_20_link"><text:span text:style-name="T3">w</text:span></text:span><text:a xlink:type="simple" xlink:href="http://Www.crazy-midi.de/" text:style-name="Internet_20_link" text:visited-style-name="Visited_20_Internet_20_Link"><text:span text:style-name="Internet_20_link">ww.crazy-mi</text:span></text:a><text:a xlink:type="simple" xlink:href="http://Www.crazy-midi.de/" text:style-name="Internet_20_link" text:visited-style-name="Visited_20_Internet_20_Link"><text:span text:style-name="Internet_20_link"><text:span text:style-name="T1">di.de</text:span></text:span></text:a></text:p>
      <text:p text:style-name="P3"/>
      <text:p text:style-name="Standard"><text:a xlink:type="simple" xlink:href="mailto:gh0stless@t-online.de" text:style-name="Internet_20_link" text:visited-style-name="Visited_20_Internet_20_Link"><text:span text:style-name="Internet_20_link"><text:span text:style-name="T1">gh0stless@t-online.de</text:span></text:span></text:a></text:p>
      <text:p text:style-name="P3"/>
      <text:p text:style-name="P3"/>
      <text:p text:style-name="Standard"><text:span text:style-name="T1">Information as of </text:span><text:span text:style-name="T1"><text:date style:data-style-name="N107" text:date-value="2018-07-10T23:40:51.196033903">07/10/18</text:date></text:span><text:span text:style-name="T1"><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Symbol" svg:font-family="Symbol" style:font-family-generic="roman" style:font-pitch="variable" style:font-charset="x-symbol"/>
    <style:font-face style:name="OpenSymbol" svg:font-family="OpenSymbol, 'Arial Unicode MS'"/>
    <style:font-face style:name="SimSun" svg:font-family="SimSun, 宋体"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de" fo:country="DE" style:letter-kerning="true" style:font-name-asian="SimSun" style:font-family-asian="SimSun, 宋体"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Arial" style:font-family-complex="Arial"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Quotations_20__28_user_29_" style:display-name="Quotations (user)" style:family="paragraph" style:parent-style-name="Standard">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fo:language="en" fo:country="US"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family-generic="roman" style:font-pitch="variable" style:font-charset="x-symbol" fo:language="en" fo:country="US"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 fo:font-family="Symbol" style:font-family-generic="roman" style:font-pitch="variable" style:font-charset="x-symbol" fo:language="en" fo:country="US"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5z3" style:family="text">
      <style:text-properties style:font-name="Symbol" fo:font-family="Symbol" style:font-family-generic="roman" style:font-pitch="variable" style:font-charset="x-symbol" fo:language="en" fo:country="US" style:font-name-complex="OpenSymbol1" style:font-family-complex="OpenSymbol, 'Arial Unicode MS'" style:font-charset-complex="x-symbol"/>
    </style:style>
    <style:style style:name="Absatz-Standardschriftart" style:family="text"/>
    <style:style style:name="Absatz-Standardschriftart1" style:family="text"/>
    <style:style style:name="Aufzählungszeichen1"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Fußnotenzeichen1" style:family="text"/>
    <style:style style:name="Fußnotenzeichen2" style:family="text">
      <style:text-properties style:text-position="super 58%"/>
    </style:style>
    <style:style style:name="Endnotenzeichen1" style:family="text"/>
    <style:style style:name="Endnotenzeichen2"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apple-converted-space" style:family="text" style:parent-style-name="Absatz-Standardschriftart1"/>
    <style:style style:name="HTML_20_Variable" style:display-name="HTML Variable"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6" style:layout-grid-base-height="0.55cm" style:layout-grid-ruby-height="0cm" style:layout-grid-mode="none" style:layout-grid-ruby-below="false" style:layout-grid-print="false" style:layout-grid-display="false" style:layout-grid-base-width="0.367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DBlaster TicTac – Crib Sheet</dc:title>
    <meta:initial-creator>Käufer</meta:initial-creator>
    <meta:creation-date>2018-03-07T12:41:00</meta:creation-date>
    <dc:creator>Andreas Schumm</dc:creator>
    <dc:date>2018-03-07T15:37:00.754000000</dc:date>
    <meta:editing-cycles>5</meta:editing-cycles>
    <meta:editing-duration>PT2M34S</meta:editing-duration>
    <meta:document-statistic meta:table-count="0" meta:image-count="0" meta:object-count="0" meta:page-count="3" meta:paragraph-count="53" meta:word-count="593" meta:character-count="3563" meta:non-whitespace-character-count="3019"/>
    <meta:generator>LibreOffice/6.0.3.2$Linux_X86_64 LibreOffice_project/00m0$Build-2</meta:generator>
  </office:meta>
</office:document-meta>
</file>